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11111" draw:marker-start-width="0.252cm" draw:marker-end-width="0.252cm" svg:stroke-linecap="square" draw:fill-color="#ffffff" draw:textarea-horizontal-align="justify" draw:textarea-vertical-align="middle" draw:auto-grow-height="false" fo:min-height="0.648cm" fo:min-width="3.524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729cm" fo:min-width="2.506cm" fo:padding-top="0.142cm" fo:padding-bottom="0.142cm" fo:padding-left="0.267cm" fo:padding-right="0.267cm" style:writing-mode="lr-tb"/>
      <style:paragraph-properties style:writing-mode="lr-tb"/>
    </style:style>
    <style:style style:name="gr3" style:family="graphic" style:parent-style-name="objectwithoutfill">
      <style:graphic-properties draw:stroke="solid" svg:stroke-width="0.035cm" svg:stroke-color="#111111" draw:marker-start-width="0.252cm" draw:marker-end-width="0.252cm" svg:stroke-linecap="square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111111" draw:marker-start-width="0.252cm" draw:marker-end-width="0.252cm" draw:fill="solid" draw:fill-color="#ffffff" draw:textarea-horizontal-align="justify" draw:textarea-vertical-align="middle" draw:auto-grow-height="false" fo:min-height="1.152cm" fo:min-width="1.806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svg:stroke-width="0.035cm" draw:marker-start-width="0.252cm" draw:marker-end-width="0.252cm" svg:stroke-linecap="square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svg:stroke-linecap="square" draw:fill="solid" draw:fill-color="#ffffff" draw:opacity="0%" draw:textarea-horizontal-align="justify" draw:textarea-vertical-align="middle" draw:auto-grow-height="false" fo:min-height="0.671cm" fo:min-width="1.356cm" fo:padding-top="0.142cm" fo:padding-bottom="0.142cm" fo:padding-left="0.267cm" fo:padding-right="0.267cm" style:writing-mode="lr-tb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76cm" fo:min-width="2.513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25cm" fo:min-width="6.75cm" fo:padding-top="0.142cm" fo:padding-bottom="0.142cm" fo:padding-left="0.267cm" fo:padding-right="0.267cm" style:writing-mode="lr-tb"/>
      <style:paragraph-properties style:writing-mode="lr-tb"/>
    </style:style>
    <style:style style:name="gr9" style:family="graphic" style:parent-style-name="objectwithoutfill">
      <style:graphic-properties draw:stroke="solid" svg:stroke-width="0.035cm" svg:stroke-color="#000000" draw:marker-start-width="0.252cm" draw:marker-end-width="0.252cm" svg:stroke-linecap="square" draw:fill="none" draw:fill-color="#ffffff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111111" draw:marker-start-width="0.252cm" draw:marker-end-width="0.252cm" svg:stroke-linecap="square" draw:fill-color="#ffffff" draw:textarea-horizontal-align="justify" draw:textarea-vertical-align="middle" draw:auto-grow-height="false" fo:min-height="0.782cm" fo:min-width="3.448cm" fo:padding-top="0.142cm" fo:padding-bottom="0.142cm" fo:padding-left="0.267cm" fo:padding-right="0.267cm" style:writing-mode="lr-tb"/>
      <style:paragraph-properties style:writing-mode="lr-tb"/>
    </style:style>
    <style:style style:name="gr12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svg:stroke-width="0.035cm" svg:stroke-color="#000000" draw:marker-start-width="0.252cm" draw:marker-end="Arrowheads_20_2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Object_20_with_20_no_20_fill_20_and_20_no_20_line">
      <style:graphic-properties draw:stroke="none" svg:stroke-width="0.035cm" draw:marker-start-width="0.252cm" draw:marker-end-width="0.252cm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P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3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0%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498cm" svg:height="1.32cm" draw:transform="skewX (-0.061261056745001) translate (8.75cm 2.25cm)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4.94cm" svg:height="1.979cm" svg:x="8.56cm" svg:y="4.723cm">
          <text:p text:style-name="P3"><text:span text:style-name="T2">Ввод X Y и 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5" draw:layer="layout" svg:x1="11.027cm" svg:y1="3.569cm" svg:x2="11.027cm" svg:y2="4.723cm">
          <text:p/>
        </draw:line>
        <draw:line draw:style-name="gr3" draw:text-style-name="P5" draw:layer="layout" svg:x1="11.027cm" svg:y1="6.702cm" svg:x2="11.027cm" svg:y2="7.691cm">
          <text:p/>
        </draw:line>
        <draw:custom-shape draw:style-name="gr4" draw:text-style-name="P6" draw:layer="layout" svg:width="4.61cm" svg:height="2.802cm" svg:x="8.725cm" svg:y="7.69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7" draw:layer="layout" svg:width="2.079cm" svg:height="0.991cm" svg:x="10.04cm" svg:y="8.5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8" draw:layer="layout" svg:width="1.856cm" svg:height="0.921cm" svg:x="10.81cm" svg:y="6.702cm">
          <text:p text:style-name="P1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.025cm" svg:height="3.25cm" svg:x="8.004cm" svg:y="11.12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draw:layer="layout" svg:width="7.25cm" svg:height="2.5cm" svg:x="7.529cm" svg:y="15.15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1.856cm" svg:height="0.921cm" svg:x="10.81cm" svg:y="10.452cm">
          <text:p text:style-name="P1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1.856cm" svg:height="0.921cm" svg:x="10.923cm" svg:y="14.154cm">
          <text:p text:style-name="P1"><text:span text:style-name="T1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5" draw:layer="layout" svg:x1="11.031cm" svg:y1="14.373cm" svg:x2="11.029cm" svg:y2="15.153cm">
          <text:p/>
        </draw:line>
        <draw:custom-shape draw:style-name="gr2" draw:text-style-name="P4" draw:layer="layout" svg:width="4.94cm" svg:height="1.979cm" svg:x="8.529cm" svg:y="18.654cm">
          <text:p text:style-name="P3"><text:span text:style-name="T2">Вывод resu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5" draw:layer="layout" svg:x1="11.029cm" svg:y1="17.654cm" svg:x2="11.029cm" svg:y2="18.654cm">
          <text:p/>
        </draw:line>
        <draw:custom-shape draw:style-name="gr11" draw:text-style-name="P2" draw:layer="layout" svg:width="4.408cm" svg:height="1.5cm" draw:transform="skewX (-0.061261056745001) translate (8.779cm 21.904cm)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0" draw:text-style-name="P5" draw:layer="layout" svg:x1="11.029cm" svg:y1="20.654cm" svg:x2="11.029cm" svg:y2="21.904cm">
          <text:p/>
        </draw:line>
        <draw:custom-shape draw:style-name="gr6" draw:text-style-name="P8" draw:layer="layout" svg:width="1.856cm" svg:height="0.921cm" svg:x="13.644cm" svg:y="11.702cm">
          <text:p text:style-name="P1"><text:span text:style-name="T1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1.856cm" svg:height="0.921cm" svg:x="13.644cm" svg:y="7.952cm">
          <text:p text:style-name="P1"><text:span text:style-name="T1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10" draw:layer="layout" svg:x1="16cm" svg:y1="12.726cm" svg:x2="16cm" svg:y2="5.75cm">
          <text:p/>
        </draw:line>
        <draw:line draw:style-name="gr10" draw:text-style-name="P5" draw:layer="layout" svg:x1="16cm" svg:y1="5.75cm" svg:x2="16cm" svg:y2="3cm">
          <text:p/>
        </draw:line>
        <draw:line draw:style-name="gr13" draw:text-style-name="P5" draw:layer="layout" svg:x1="16cm" svg:y1="3cm" svg:x2="13.25cm" svg:y2="3cm">
          <text:p/>
        </draw:line>
        <draw:frame draw:style-name="gr14" draw:text-style-name="P7" draw:layer="layout" svg:width="6.258cm" svg:height="1.596cm" svg:x="8.021cm" svg:y="15.5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7" draw:layer="layout" svg:width="4.928cm" svg:height="1.595cm" svg:x="8.5cm" svg:y="12.1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" draw:text-style-name="P5" draw:layer="layout" svg:x1="14.007cm" svg:y1="12.762cm" svg:x2="16cm" svg:y2="12.734cm">
          <text:p/>
        </draw:line>
        <draw:line draw:style-name="gr10" draw:text-style-name="P5" draw:layer="layout" svg:x1="11.039cm" svg:y1="10.483cm" svg:x2="11.004cm" svg:y2="11.117cm">
          <text:p/>
        </draw:line>
        <draw:line draw:style-name="gr10" draw:text-style-name="P5" draw:layer="layout" svg:x1="13.329cm" svg:y1="9.092cm" svg:x2="16.015cm" svg:y2="9.0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0:19:52.493000000</meta:creation-date>
    <dc:date>2023-10-21T16:31:52.540194383</dc:date>
    <meta:editing-duration>PT1H26M18S</meta:editing-duration>
    <meta:editing-cycles>3</meta:editing-cycles>
    <meta:generator>LibreOffice/7.5.5.2$MacOSX_X86_64 LibreOffice_project/ca8fe7424262805f223b9a2334bc7181abbcbf5e</meta:generator>
    <meta:document-statistic meta:object-count="26"/>
  </office:meta>
</office:document-meta>
</file>

<file path=Object 2/content.xml><?xml version="1.0" encoding="utf-8"?>
<math xmlns="http://www.w3.org/1998/Math/MathML" display="block">
  <semantics>
    <mrow>
      <mrow>
        <mi>Z</mi>
        <mo stretchy="false">+</mo>
        <mfrac>
          <msup>
            <mi>X</mi>
            <mn>2</mn>
          </msup>
          <mn>4</mn>
        </mfrac>
      </mrow>
      <mo stretchy="false">≠</mo>
      <mn>0</mn>
    </mrow>
    <annotation encoding="StarMath 5.0">Z + frac {X^2} {4} &lt;&gt; 0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row>
            <mi>Y</mi>
            <mo stretchy="false">−</mo>
            <mrow>
              <msqrt>
                <mrow>
                  <mo fence="true" form="prefix" stretchy="false">(</mo>
                  <mrow>
                    <mrow>
                      <mo fence="true" form="prefix" stretchy="true">|</mo>
                      <mrow>
                        <mi>X</mi>
                      </mrow>
                      <mo fence="true" form="postfix" stretchy="true">|</mo>
                    </mrow>
                  </mrow>
                  <mo fence="true" form="postfix" stretchy="false">)</mo>
                </mrow>
              </msqrt>
              <mo stretchy="false">⋅</mo>
              <mrow>
                <mo fence="true" form="prefix" stretchy="false">(</mo>
                <mrow>
                  <mrow>
                    <mi>X</mi>
                    <mo stretchy="false">−</mo>
                    <mfrac>
                      <mi>Y</mi>
                      <mrow>
                        <mi>Z</mi>
                        <mo stretchy="false">+</mo>
                        <mfrac>
                          <msup>
                            <mi>X</mi>
                            <mn>2</mn>
                          </msup>
                          <mn>4</mn>
                        </mfrac>
                      </mrow>
                    </mfrac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  <mo stretchy="false">≠</mo>
      <mn>0</mn>
    </mrow>
    <annotation encoding="StarMath 5.0">(Y - sqrt( abs{X}
 ) cdot (X - {Y} over {Z + {X^2} over {4} } ) ) &lt;&gt; 0
 </annotation>
  </semantics>
</math>
</file>

<file path=Object 4/content.xml><?xml version="1.0" encoding="utf-8"?>
<math xmlns="http://www.w3.org/1998/Math/MathML" display="block">
  <semantics>
    <mrow>
      <mrow>
        <mi mathvariant="italic">result</mi>
        <mo stretchy="false">=</mo>
        <mi>ln</mi>
      </mrow>
      <mrow>
        <mo fence="true" form="prefix" stretchy="true">|</mo>
        <mrow>
          <mrow>
            <mrow>
              <mo fence="true" form="prefix" stretchy="false">(</mo>
              <mrow>
                <mrow>
                  <mi>Y</mi>
                  <mo stretchy="false">−</mo>
                  <msqrt>
                    <mrow>
                      <mo fence="true" form="prefix" stretchy="false">(</mo>
                      <mrow>
                        <mrow>
                          <mo fence="true" form="prefix" stretchy="true">|</mo>
                          <mrow>
                            <mi>X</mi>
                          </mrow>
                          <mo fence="true" form="postfix" stretchy="true">|</mo>
                        </mrow>
                      </mrow>
                      <mo fence="true" form="postfix" stretchy="false">)</mo>
                    </mrow>
                  </msqrt>
                </mrow>
              </mrow>
              <mo fence="true" form="postfix" stretchy="false">)</mo>
            </mrow>
            <mo stretchy="false">⋅</mo>
            <mrow>
              <mo fence="true" form="prefix" stretchy="false">(</mo>
              <mrow>
                <mrow>
                  <mi>X</mi>
                  <mo stretchy="false">−</mo>
                  <mfrac>
                    <mi>Y</mi>
                    <mrow>
                      <mi>Z</mi>
                      <mo stretchy="false">+</mo>
                      <mfrac>
                        <msup>
                          <mi>X</mi>
                          <mn>2</mn>
                        </msup>
                        <mn>4</mn>
                      </mfrac>
                    </mrow>
                  </mfrac>
                </mrow>
              </mrow>
              <mo fence="true" form="postfix" stretchy="false">)</mo>
            </mrow>
          </mrow>
        </mrow>
        <mo fence="true" form="postfix" stretchy="true">|</mo>
      </mrow>
    </mrow>
    <annotation encoding="StarMath 5.0">result = ln abs{(Y - sqrt(abs{X})) cdot (X - {Y} over {Z + {X^2} over {4}} )} 
</annotation>
  </semantics>
</math>
</file>